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riptableConnection.setParentScope( Scriptabl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criptableConnection.hasInstance( Scriptable insta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ableConnection.finishInit( Scriptable prot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criptableConnection.construct( Context cx , Scriptable scope , Object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ableConnection.dele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ableConnection.call( Context cx , Scriptable scope , Scriptable thisObj , Object [ ]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riptableConnection.has( String name , Scriptable st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ableConnection.has( int index , Scriptable st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ableConnection.jsFunction_query( String sql , Object params , int startRow , int maxRows , Object funObj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6">
            <text:p text:style-name="Table_20_Contents">16</text:p>
          </table:table-cell>
          <table:table-cell office:value-type="float" office:value="75">
            <text:p text:style-name="Table_20_Contents">75</text:p>
          </table:table-cell>
        </table:table-row>
        <table:table-row>
          <table:table-cell office:value-type="string">
            <text:p text:style-name="Table_20_Contents">ScriptableConnection.wrap( final Scriptable wrapper , final Scriptable wrapped , final Function fu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2">
            <text:p text:style-name="Table_20_Contents">62</text:p>
          </table:table-cell>
        </table:table-row>
        <table:table-row>
          <table:table-cell office:value-type="string">
            <text:p text:style-name="Table_20_Contents">ScriptableConnection.put( String name , Scriptable start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ableConnection.wrap( final Scriptable wrapper , final Scriptable wrapped ,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riptableConnection.getDefaultValue( Class h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ableConnection.jsFunction_update( String sql , Object param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ScriptableConnection.get( String name , Scriptable st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ableConnection.getParentSco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ableConnection.setPrototype( Scriptable proto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criptableConnection.ScriptableConn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criptableConnection.get( int index , Scriptable st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ableConnection.ScriptableConnection( Scriptable parent , Connection con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riptableConnection.getProto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ableConnection.jsConstructor( Context cx , Object [ ] args , Function ctorObj , boolean inNewExp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criptableConnection.getI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ableConnection.delete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ableConnection.put( int index , Scriptable start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ableConnection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